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2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Paragraphedeliste" style:list-style-name="LFO1" style:family="paragraph"/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 fo:background-color="#FFFF00"/>
    </style:style>
    <style:style style:name="P8" style:parent-style-name="Paragraphedeliste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/>
    <style:style style:name="T10" style:parent-style-name="Policepardéfaut" style:family="text">
      <style:text-properties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 fo:background-color="#FFFF00"/>
    </style:style>
    <style:style style:name="P12" style:parent-style-name="Paragraphedeliste" style:family="paragraph">
      <style:text-properties fo:font-size="12pt" style:font-size-asian="12pt" style:font-size-complex="12pt"/>
    </style:style>
    <style:style style:name="P13" style:parent-style-name="Paragraphedeliste" style:list-style-name="LFO1" style:family="paragraph"/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 fo:background-color="#FFFF00"/>
    </style:style>
    <style:style style:name="P17" style:parent-style-name="Paragraphedeliste" style:family="paragraph">
      <style:text-properties fo:font-size="12pt" style:font-size-asian="12pt" style:font-size-complex="12pt"/>
    </style:style>
    <style:style style:name="P18" style:parent-style-name="Paragraphedeliste" style:list-style-name="LFO1" style:family="paragraph"/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 fo:background-color="#FFFF00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P22" style:parent-style-name="Paragraphedeliste" style:family="paragraph">
      <style:text-properties fo:font-size="12pt" style:font-size-asian="12pt" style:font-size-complex="12pt"/>
    </style:style>
    <style:style style:name="P23" style:parent-style-name="Paragraphedeliste" style:list-style-name="LFO1" style:family="paragraph"/>
    <style:style style:name="T24" style:parent-style-name="Policepardéfaut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 fo:background-color="#FFFF00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P27" style:parent-style-name="Paragraphedeliste" style:family="paragraph">
      <style:text-properties fo:font-size="12pt" style:font-size-asian="12pt" style:font-size-complex="12pt"/>
    </style:style>
    <style:style style:name="P28" style:parent-style-name="Paragraphedeliste" style:list-style-name="LFO1" style:family="paragraph"/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 fo:background-color="#FFFF00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P33" style:parent-style-name="Paragraphedeliste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5" style:parent-style-name="Paragraphedeliste" style:list-style-name="LFO2" style:family="paragraph"/>
    <style:style style:name="T36" style:parent-style-name="Policepardéfaut" style:family="text">
      <style:text-properties fo:font-size="12pt" style:font-size-asian="12pt" style:font-size-complex="12pt" fo:background-color="#FFFF00"/>
    </style:style>
    <style:style style:name="T37" style:parent-style-name="Policepardéfaut" style:family="text">
      <style:text-properties style:text-position="sub 66.6%" fo:font-size="12pt" style:font-size-asian="12pt" style:font-size-complex="12pt" fo:background-color="#FFFF00"/>
    </style:style>
    <style:style style:name="T38" style:parent-style-name="Policepardéfaut" style:family="text">
      <style:text-properties fo:font-size="12pt" style:font-size-asian="12pt" style:font-size-complex="12pt" fo:background-color="#FFFF00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P40" style:parent-style-name="Paragraphedeliste" style:family="paragraph">
      <style:text-properties fo:font-size="12pt" style:font-size-asian="12pt" style:font-size-complex="12pt"/>
    </style:style>
    <style:style style:name="P41" style:parent-style-name="Paragraphedeliste" style:list-style-name="LFO2" style:family="paragraph"/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 fo:background-color="#FFFF00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P45" style:parent-style-name="Paragraphedeliste" style:family="paragraph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 fo:background-color="#FFFF00"/>
    </style:style>
    <style:style style:name="P48" style:parent-style-name="Paragraphedeliste" style:family="paragraph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 fo:background-color="#FFFF00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2">DM Bac Blanc</text:p>
      <text:p text:style-name="P3"/>
      <text:p text:style-name="P4">Exercice 1 :</text:p>
      <text:list text:style-name="LFO1" text:continue-numbering="true">
        <text:list-item>
          <text:p text:style-name="P5"><text:span text:style-name="T6">1,2 * 0,80 = 0,96. <text:s/>Il y a une<text:s/></text:span><text:span text:style-name="T7">diminution de 4%.</text:span></text:p>
        </text:list-item>
      </text:list>
      <text:p text:style-name="P8"/>
      <text:list text:style-name="LFO1" text:continue-numbering="true">
        <text:list-item>
          <text:p text:style-name="P9"><text:span text:style-name="T10">21 000 ÷ 0,7 = 70 000 €. <text:s/>Le prix initial est de<text:s/></text:span><text:span text:style-name="T11">70 000€.</text:span></text:p>
        </text:list-item>
      </text:list>
      <text:p text:style-name="P12"/>
      <text:list text:style-name="LFO1" text:continue-numbering="true">
        <text:list-item>
          <text:p text:style-name="P13"><text:span text:style-name="T14">100 000 * 1,3 puissance 10 = 1 378 584,92<text:s/></text:span><text:span text:style-name="T15">individus. Sa taille sera de<text:s/></text:span><text:span text:style-name="T16">1 378 585 individus en 2029.</text:span></text:p>
        </text:list-item>
      </text:list>
      <text:p text:style-name="P17"/>
      <text:list text:style-name="LFO1" text:continue-numbering="true">
        <text:list-item>
          <text:p text:style-name="P18"><text:span text:style-name="T19">100 000 * 1,03 puissance 5 = 115 927. L’indice en 2024 sera<text:s/></text:span><text:span text:style-name="T20">115 927</text:span><text:span text:style-name="T21">.</text:span></text:p>
        </text:list-item>
      </text:list>
      <text:p text:style-name="P22"/>
      <text:list text:style-name="LFO1" text:continue-numbering="true">
        <text:list-item>
          <text:p text:style-name="P23"><text:span text:style-name="T24">(140 000 – 100 000) ÷ 100 000 = 0,4. Le coefficient multiplicateur est 0,4 soit une<text:s/></text:span><text:span text:style-name="T25">augmentation de 40%</text:span><text:span text:style-name="T26"><text:s/>en 2024.</text:span></text:p>
        </text:list-item>
      </text:list>
      <text:p text:style-name="P27"/>
      <text:list text:style-name="LFO1" text:continue-numbering="true">
        <text:list-item>
          <text:p text:style-name="P28"><text:span text:style-name="T29">1,4 puissance</text:span><text:span text:style-name="T30"><text:s/>(1/10) = 1,034. Non car on trouve<text:s/></text:span><text:span text:style-name="T31">1,034</text:span><text:span text:style-name="T32"><text:s/>et non 3%.</text:span></text:p>
        </text:list-item>
      </text:list>
      <text:p text:style-name="P33"/>
      <text:p text:style-name="P34">Exercice 2 :</text:p>
      <text:list text:style-name="LFO2" text:continue-numbering="true">
        <text:list-item>
          <text:p text:style-name="P35"><text:span text:style-name="T36">Y = 0,18 +</text:span><text:span text:style-name="T37"><text:s/></text:span><text:span text:style-name="T38">82</text:span><text:span text:style-name="T39">.</text:span></text:p>
        </text:list-item>
      </text:list>
      <text:p text:style-name="P40"/>
      <text:list text:style-name="LFO2" text:continue-numbering="true">
        <text:list-item>
          <text:p text:style-name="P41"><text:span text:style-name="T42">0,18 x 23 + 82 =<text:s/></text:span><text:span text:style-name="T43">86, 14</text:span><text:span text:style-name="T44"><text:s/>pour l’année 2018.</text:span></text:p>
        </text:list-item>
      </text:list>
      <text:p text:style-name="P45"/>
      <text:p text:style-name="Paragraphedeliste"><text:span text:style-name="T46">b) Dans le calcul précédent j’ai trouvé 86,14 donc l’espérance de vie sera supérieure, donc<text:s/></text:span><text:span text:style-name="T47">oui.</text:span></text:p>
      <text:p text:style-name="P48"/>
      <text:p text:style-name="Paragraphedeliste"><text:span text:style-name="T49">c) 0,18 * 26 + 82 = 86,68. En<text:s/></text:span><text:span text:style-name="T50">2021 l’espérance de vie sera de<text:s/></text:span><text:span text:style-name="T51">86,68</text:span><text:span text:style-name="T52">.</text:span>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2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2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GENNIN</text:p>
        <text:p text:style-name="En-tête">Laureen <text:s text:c="152"/><text:s text:c="5"/></text:p>
        <text:p text:style-name="En-tête">TSTMG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een</meta:initial-creator>
    <dc:creator>Laureen</dc:creator>
    <meta:creation-date>2020-03-31T12:31:00Z</meta:creation-date>
    <dc:date>2020-03-31T12:31:00Z</dc:date>
    <meta:template xlink:href="Normal" xlink:type="simple"/>
    <meta:editing-cycles>2</meta:editing-cycles>
    <meta:editing-duration>PT60S</meta:editing-duration>
    <meta:document-statistic meta:page-count="1" meta:paragraph-count="1" meta:word-count="112" meta:character-count="728" meta:row-count="5" meta:non-whitespace-character-count="617"/>
  </office:meta>
</office:document-meta>
</file>